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T20" style:parent-style-name="Značkapozn.podčarou" style:family="text">
      <style:text-properties style:font-weight-complex="bold"/>
    </style:style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Příloha" style:family="paragraph">
      <style:text-properties style:use-window-font-color="true"/>
    </style:style>
    <style:style style:name="P23" style:parent-style-name="Základnítext" style:family="paragraph"/>
    <style:style style:name="P24" style:parent-style-name="Základnítext" style:family="paragraph"/>
    <style:style style:name="P25" style:parent-style-name="Základnítext" style:family="paragraph"/>
    <style:style style:name="P26" style:parent-style-name="Základnítext" style:family="paragraph"/>
    <style:style style:name="P27" style:parent-style-name="Základnítext" style:family="paragraph"/>
    <style:style style:name="P28" style:parent-style-name="Základnítext" style:family="paragraph"/>
    <style:style style:name="P29" style:parent-style-name="Základnítext" style:family="paragraph"/>
    <style:style style:name="P30" style:parent-style-name="Základnítext" style:family="paragraph"/>
    <style:style style:name="P31" style:parent-style-name="Základnítext" style:family="paragraph"/>
    <style:style style:name="P32" style:parent-style-name="Základnítext" style:family="paragraph"/>
    <style:style style:name="P33" style:parent-style-name="Základnítext" style:family="paragraph"/>
    <style:style style:name="P3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1/2020<text:bookmark-end text:name="Text14"/></text:p>
            <text:p text:style-name="Normální">KVOP-17586/2020<text:bookmark-end text:name="Text2"/></text:p>
            <text:p text:style-name="Normální"><text:bookmark-start text:name="Text6"/>06. 05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gr. P. D., Ph.D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 doktore,<text:s/></text:p>
      <text:p text:style-name="Základnítext">dne 22. dubna 2020 obdržela Kancelář veřejného ochránce práv Vaši žádost podle zákona č. 106/1999 Sb., o svobodném přístupu k informacím, ve znění pozdějších předpisů, ve které žádáte sdělení následujících informací:<text:s/></text:p>
      <text:p text:style-name="Základnítext"><text:span text:style-name="Zdůraznění">Prosím tedy o sdělení, kolik stěžovatelů se na Vás v</text:span><text:span text:style-name="Zdůraznění">e</text:span><text:span text:style-name="Zdůraznění"><text:s/>věci přítomnosti otce u porodu obrátilo pod</text:span><text:span text:style-name="Zdůraznění">n</text:span><text:span text:style-name="Zdůraznění">ětem</text:span><text:span text:style-name="Zdůraznění"><text:s/></text:span><text:span text:style-name="Zdůraznění">a jak byly jejich podněty vyřízeny.</text:span></text:p>
      <text:list text:style-name="LFO11" text:continue-numbering="true">
        <text:list-item>
          <text:p text:style-name="P18"><text:span text:style-name="Zdůraznění">Konkrétně žádám o anonymizované kopie těchto podnětů a kopií způsobu jejich vyřízení,</text:span><text:span text:style-name="Zdůraznění"><text:s/></text:span><text:span text:style-name="Zdůraznění">například zasláním zprávy o šetření dle § 17 zákona o veřejném ochránci práv (dále jen</text:span><text:span text:style-name="Zdůraznění"><text:s/></text:span><text:span text:style-name="Zdůraznění">„zákona“) nebo § 18 zákona, odložení věci (tzv. nepodět) dle § 12 zákona, informace o</text:span><text:span text:style-name="Zdůraznění"><text:s/></text:span><text:span text:style-name="Zdůraznění">zahájení šetření dle § 14 zákona, apod.</text:span><text:span text:style-name="Zdůraznění"><text:s/></text:span></text:p>
        </text:list-item>
        <text:list-item>
          <text:p text:style-name="P19"><text:span text:style-name="Zdůraznění">V případě, že jste podle § 14 zákona šetření nezahájil, prosím o sdělení, jak jinak jste</text:span><text:span text:style-name="Zdůraznění"><text:s/></text:span><text:span text:style-name="Zdůraznění">postupoval. Zejména prosím o sdělení, zda jste zahájil šetření z vlastní iniciativy a s</text:span><text:span text:style-name="Zdůraznění"> </text:span><text:span text:style-name="Zdůraznění">jakým</text:span><text:span text:style-name="Zdůraznění"><text:s/></text:span><text:span text:style-name="Zdůraznění">průběžným výsledkem.</text:span></text:p>
        </text:list-item>
      </text:list>
      <text:p text:style-name="Základnítext">Ve smyslu zákona<text:s/>o svobodném přístupu<text:s/>k informacím<text:s/>Vám sděluji následující informace: <text:s/></text:p>
      <text:p text:style-name="Základnítext"><text:span text:style-name="Zdůraznění">Na Kancelář veřejného ochránce práv se ve věci přítomnosti otce u porodu obrátilo 11 stěžovatelů,<text:s/></text:span><text:span text:style-name="Zdůraznění">kopie anonymizovaných podnětů a odpovědí přikládám v příloze.</text:span><text:span text:style-name="Zdůraznění"><text:s/>Všechna podání byla vyřízena podle § 12 odst. 2 písm. d)</text:span><text:span text:style-name="Značkapozn.podčarou"><text:note text:note-class="footnote" text:id="_ftn0"><text:note-citation>1</text:note-citation><text:note-body><text:p text:style-name="Textpozn.podčarou"><text:s/>„Ochránce může podnět odložit, jestliže věc, které se podnět týká, je projednávána soudem nebo již byla soudem rozhodnuta”</text:p></text:note-body></text:note></text:span><text:span text:style-name="Zdůraznění"><text:s/>zákona č. 349/1999 Sb., o veřejném ochránci práv, ve znění pozdějších předpisů. <text:s/></text:span><text:span text:style-name="Silné">Veřejný ochránce práv</text:span><text:span text:style-name="Silné"><text:s/></text:span><text:span text:style-name="Silné">nevede v záležitosti omezení přítomnosti osob u porodu šetření.<text:s/></text:span><text:span text:style-name="Silné">V</text:span><text:span text:style-name="Silné">eřejn</text:span><text:span text:style-name="Silné">ý<text:s/></text:span><text:span text:style-name="Silné">ochránce práv JUDr. Stanislav Křeč</text:span><text:span text:style-name="Silné">e</text:span><text:span text:style-name="Silné">k<text:s/></text:span><text:span text:style-name="Silné">se<text:s/></text:span><text:span text:style-name="Silné">dne 9. dubna 2020 (č.</text:span><text:span text:style-name="Silné"><text:s/></text:span><text:span text:style-name="Silné">j. KVOP-14655/2020/S)</text:span><text:span text:style-name="T20"><text:note text:note-class="footnote" text:id="_ftn1"><text:note-citation>2</text:note-citation><text:note-body><text:p text:style-name="Textpozn.podčarou"><text:s/>Viz<text:s/><text:a xlink:href="https://www.ochrance.cz/aktualne/tiskove-zpravy-2020/dopis-ombudsmana-ministrovi-zdravotnictvi/" office:target-frame-name="_top" xlink:show="replace"><text:span text:style-name="Hypertextovýodkaz">https://www.ochrance.cz/aktualne/tiskove-zpravy-2020/dopis-ombudsmana-ministrovi-zdravotnictvi/</text:span></text:a><text:s/></text:p></text:note-body></text:note></text:span><text:span text:style-name="Silné"><text:s/>obrátil na<text:s/></text:span><text:span text:style-name="Silné">ministr</text:span><text:span text:style-name="Silné">a</text:span><text:span text:style-name="Silné"><text:s/>zdravotnictví Mgr. et. Mgr. Adam</text:span><text:span text:style-name="Silné">a</text:span><text:span text:style-name="Silné"><text:s/>Vojtěch</text:span><text:span text:style-name="Silné">a.<text:s/></text:span>Veřejný ochránce práv<text:s/>v předmětné věci ministra oslovil, jelikož se chtěl k dané věci vyjádřit a sdělil ministrovi svůj názor. Dále také požádal o informaci, zda se<text:s/><text:soft-page-break/>v rámci měnící se situace v boji s pandemií COVID-19, budou vydaná opatření měnit (přehodnocovat). <text:s/></text:p>
      <text:p text:style-name="Základnítext">S pozdravem</text:p>
      <text:p text:style-name="Základnítext"/>
      <text:p text:style-name="Základnítext"/>
      <text:p text:style-name="Základnítext"/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21"/>
      <text:p text:style-name="Příloha"/>
      <text:p text:style-name="Příloha"/>
      <text:p text:style-name="Příloha">Přílohy: 22 dokumentů<text:s/></text:p>
      <text:p text:style-name="P22">Odpovědi na podněty a podněty ve sp. zn.:<text:s/></text:p>
      <text:list text:style-name="LFO12" text:continue-numbering="true">
        <text:list-item>
          <text:p text:style-name="P23">1777/2020</text:p>
        </text:list-item>
        <text:list-item>
          <text:p text:style-name="P24">1882/2020</text:p>
        </text:list-item>
        <text:list-item>
          <text:p text:style-name="P25">1883/2020</text:p>
        </text:list-item>
        <text:list-item>
          <text:p text:style-name="P26">1929/2020</text:p>
        </text:list-item>
        <text:list-item>
          <text:p text:style-name="P27">1951/2020</text:p>
        </text:list-item>
        <text:list-item>
          <text:p text:style-name="P28">1982/2020</text:p>
        </text:list-item>
        <text:list-item>
          <text:p text:style-name="P29">1980/2020</text:p>
        </text:list-item>
        <text:list-item>
          <text:p text:style-name="P30">2215/2020</text:p>
        </text:list-item>
        <text:list-item>
          <text:p text:style-name="P31">2248/2020</text:p>
        </text:list-item>
        <text:list-item>
          <text:p text:style-name="P32">2267/2020 (č. j. KVOP-15775/2020)</text:p>
        </text:list-item>
        <text:list-item>
          <text:p text:style-name="P33">2267/2020 (č. j.<text:s/>KVOP-15777/2020)</text:p>
        </text:list-item>
      </text:list>
      <text:p text:style-name="P34"/>
      <text:p text:style-name="Příloha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E0W7*</text:span>*KVOPX00AE0W7*</text:p>
        <text:p text:style-name="P12"><text:span text:style-name="T13">KVOPX00AE0W7</text:span>KVOPX00AE0W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5-29T07:29:00Z</meta:creation-date>
    <dc:date>2020-05-29T07:3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43" meta:character-count="2363" meta:row-count="16" meta:non-whitespace-character-count="2024"/>
  </office:meta>
</office:document-meta>
</file>